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ageCols" style:family="table">
      <style:table-properties style:width="9.4375in" fo:margin-left="0in" fo:break-before="page" table:align="left"/>
    </style:style>
    <style:style style:name="PageCols.A" style:family="table-column">
      <style:table-column-properties style:column-width="4.4375in"/>
    </style:style>
    <style:style style:name="PageCols.B" style:family="table-column">
      <style:table-column-properties style:column-width="0.5in"/>
    </style:style>
    <style:style style:name="PageCols.C" style:family="table-column">
      <style:table-column-properties style:column-width="4.5in"/>
    </style:style>
    <style:style style:name="PageCols.A1" style:family="table-cell">
      <style:table-cell-properties fo:padding="0in" fo:border="none" style:writing-mode="page"/>
    </style:style>
    <style:style style:name="Table1" style:family="table">
      <style:table-properties style:width="9.425in" table:align="margins"/>
    </style:style>
    <style:style style:name="Table1.A" style:family="table-column">
      <style:table-column-properties style:column-width="4.4799in" style:rel-column-width="31149*"/>
    </style:style>
    <style:style style:name="Table1.B" style:family="table-column">
      <style:table-column-properties style:column-width="0.4549in" style:rel-column-width="3162*"/>
    </style:style>
    <style:style style:name="Table1.C" style:family="table-column">
      <style:table-column-properties style:column-width="4.4903in" style:rel-column-width="31224*"/>
    </style:style>
    <style:style style:name="Table1.A1" style:family="table-cell">
      <style:table-cell-properties fo:padding="0.0201in" fo:border="none" style:writing-mode="page"/>
    </style:style>
    <style:style style:name="Table3" style:family="table">
      <style:table-properties style:width="9.425in" table:align="margins"/>
    </style:style>
    <style:style style:name="Table3.A" style:family="table-column">
      <style:table-column-properties style:column-width="4.425in" style:rel-column-width="30768*"/>
    </style:style>
    <style:style style:name="Table3.B" style:family="table-column">
      <style:table-column-properties style:column-width="0.5in" style:rel-column-width="3476*"/>
    </style:style>
    <style:style style:name="Table3.C" style:family="table-column">
      <style:table-column-properties style:column-width="4.5in" style:rel-column-width="31291*"/>
    </style:style>
    <style:style style:name="Table3.A1" style:family="table-cell">
      <style:table-cell-properties fo:padding="0.0201in" fo:border="none" style:writing-mode="page"/>
    </style:style>
    <style:style style:name="Table2" style:family="table">
      <style:table-properties style:width="9.425in" table:align="margins"/>
    </style:style>
    <style:style style:name="Table2.A" style:family="table-column">
      <style:table-column-properties style:column-width="4.4847in" style:rel-column-width="31183*"/>
    </style:style>
    <style:style style:name="Table2.B" style:family="table-column">
      <style:table-column-properties style:column-width="0.45in" style:rel-column-width="3128*"/>
    </style:style>
    <style:style style:name="Table2.C" style:family="table-column">
      <style:table-column-properties style:column-width="4.4903in" style:rel-column-width="31224*"/>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4" style:family="table">
      <style:table-properties style:width="9.425in" fo:break-before="page" table:align="margins"/>
    </style:style>
    <style:style style:name="Table4.A" style:family="table-column">
      <style:table-column-properties style:column-width="4.4847in" style:rel-column-width="31183*"/>
    </style:style>
    <style:style style:name="Table4.B" style:family="table-column">
      <style:table-column-properties style:column-width="0.45in" style:rel-column-width="3128*"/>
    </style:style>
    <style:style style:name="Table4.C" style:family="table-column">
      <style:table-column-properties style:column-width="4.4903in" style:rel-column-width="31224*"/>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5" style:family="table">
      <style:table-properties style:width="9.425in" fo:break-before="page" table:align="margins"/>
    </style:style>
    <style:style style:name="Table5.A" style:family="table-column">
      <style:table-column-properties style:column-width="4.4847in" style:rel-column-width="31183*"/>
    </style:style>
    <style:style style:name="Table5.B" style:family="table-column">
      <style:table-column-properties style:column-width="0.45in" style:rel-column-width="3128*"/>
    </style:style>
    <style:style style:name="Table5.C" style:family="table-column">
      <style:table-column-properties style:column-width="4.4903in" style:rel-column-width="31224*"/>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6" style:family="table">
      <style:table-properties style:width="9.425in" fo:break-before="page" table:align="margins"/>
    </style:style>
    <style:style style:name="Table6.A" style:family="table-column">
      <style:table-column-properties style:column-width="4.4847in" style:rel-column-width="31183*"/>
    </style:style>
    <style:style style:name="Table6.B" style:family="table-column">
      <style:table-column-properties style:column-width="0.45in" style:rel-column-width="3128*"/>
    </style:style>
    <style:style style:name="Table6.C" style:family="table-column">
      <style:table-column-properties style:column-width="4.4903in" style:rel-column-width="31224*"/>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7" style:family="table">
      <style:table-properties style:width="9.425in" fo:break-before="page" table:align="margins"/>
    </style:style>
    <style:style style:name="Table7.A" style:family="table-column">
      <style:table-column-properties style:column-width="4.4847in" style:rel-column-width="31183*"/>
    </style:style>
    <style:style style:name="Table7.B" style:family="table-column">
      <style:table-column-properties style:column-width="0.45in" style:rel-column-width="3128*"/>
    </style:style>
    <style:style style:name="Table7.C" style:family="table-column">
      <style:table-column-properties style:column-width="4.4903in" style:rel-column-width="31224*"/>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P1"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paragraph-rsid="001b8934" style:font-size-asian="11pt" style:font-size-complex="11pt"/>
    </style:style>
    <style:style style:name="P2"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22b0f3" officeooo:paragraph-rsid="0024a191" style:font-size-asian="11pt" style:font-size-complex="11pt"/>
    </style:style>
    <style:style style:name="P3"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22b0f3" officeooo:paragraph-rsid="00263160" style:font-size-asian="11pt" style:font-size-complex="11pt"/>
    </style:style>
    <style:style style:name="P4"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263160" officeooo:paragraph-rsid="00263160" style:font-size-asian="11pt" style:font-size-complex="11pt"/>
    </style:style>
    <style:style style:name="P5" style:family="paragraph" style:parent-style-name="Standard">
      <loext:graphic-properties draw:fill-gradient-name="gradient" draw:fill-hatch-name="hatch"/>
      <style:paragraph-properties fo:margin-top="0.0799in" fo:margin-bottom="0.0799in" style:contextual-spacing="false"/>
      <style:text-properties style:font-name="Arial1" fo:font-size="11pt" fo:font-weight="normal" officeooo:rsid="001cc12c" officeooo:paragraph-rsid="001b8934" style:font-size-asian="11pt" style:font-weight-asian="normal" style:font-size-complex="11pt" style:font-weight-complex="normal"/>
    </style:style>
    <style:style style:name="P6"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99d26" officeooo:paragraph-rsid="001b8934" style:font-size-asian="10.5pt" style:font-size-complex="10.5pt"/>
    </style:style>
    <style:style style:name="P7"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99d26" officeooo:paragraph-rsid="001cc12c" style:font-size-asian="10.5pt" style:font-size-complex="10.5pt"/>
    </style:style>
    <style:style style:name="P8"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99d26" officeooo:paragraph-rsid="002223e5" style:font-size-asian="10.5pt" style:font-size-complex="10.5pt"/>
    </style:style>
    <style:style style:name="P9"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63160" officeooo:paragraph-rsid="00263160" style:font-size-asian="10.5pt" style:font-size-complex="10.5pt"/>
    </style:style>
    <style:style style:name="P10"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4a191" officeooo:paragraph-rsid="00263160" style:font-size-asian="10.5pt" style:font-size-complex="10.5pt"/>
    </style:style>
    <style:style style:name="P11"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4a191" officeooo:paragraph-rsid="0024a191" style:font-size-asian="10.5pt" style:font-size-complex="10.5pt"/>
    </style:style>
    <style:style style:name="P12"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4a191" officeooo:paragraph-rsid="00271847" style:font-size-asian="10.5pt" style:font-size-complex="10.5pt"/>
    </style:style>
    <style:style style:name="P13"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b8934" officeooo:paragraph-rsid="001b8934" style:font-size-asian="10.5pt" style:font-size-complex="10.5pt"/>
    </style:style>
    <style:style style:name="P14"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71847" officeooo:paragraph-rsid="00271847" style:font-size-asian="10.5pt" style:font-size-complex="10.5pt"/>
    </style:style>
    <style:style style:name="P15" style:family="paragraph" style:parent-style-name="Text_20_body">
      <style:text-properties style:font-name="Arial1" fo:font-size="10.5pt" fo:font-weight="normal" officeooo:rsid="0022b0f3" officeooo:paragraph-rsid="0022b0f3" style:font-name-asian="Microsoft YaHei" style:font-size-asian="10.5pt" style:font-weight-asian="normal" style:font-name-complex="Arial2" style:font-size-complex="10.5pt" style:font-weight-complex="normal"/>
    </style:style>
    <style:style style:name="P16" style:family="paragraph" style:parent-style-name="Text_20_body">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17" style:family="paragraph" style:parent-style-name="Text_20_body">
      <loext:graphic-properties draw:fill-gradient-name="gradient" draw:fill-hatch-name="hatch"/>
      <style:paragraph-properties fo:margin-top="0in" fo:margin-bottom="0.1in" style:contextual-spacing="true"/>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18" style:family="paragraph" style:parent-style-name="Standard">
      <style:text-properties style:font-name="Arial1" fo:font-weight="normal" officeooo:rsid="00199d26" officeooo:paragraph-rsid="0024a191" style:font-weight-asian="normal" style:font-weight-complex="normal"/>
    </style:style>
    <style:style style:name="P19" style:family="paragraph" style:parent-style-name="Standard">
      <style:paragraph-properties fo:break-before="page"/>
      <style:text-properties style:font-name="Arial1" fo:font-weight="normal" officeooo:rsid="00199d26" officeooo:paragraph-rsid="0024a191" style:font-weight-asian="normal" style:font-weight-complex="normal"/>
    </style:style>
    <style:style style:name="P20" style:family="paragraph" style:parent-style-name="Text_20_body">
      <style:text-properties fo:font-size="10.5pt" officeooo:rsid="0022b0f3" officeooo:paragraph-rsid="0022b0f3" style:font-size-asian="10.5pt" style:font-size-complex="10.5pt"/>
    </style:style>
    <style:style style:name="P21" style:family="paragraph" style:parent-style-name="Standard">
      <loext:graphic-properties draw:fill-gradient-name="gradient" draw:fill-hatch-name="hatch"/>
      <style:paragraph-properties fo:margin-top="0.0799in" fo:margin-bottom="0.0799in" style:contextual-spacing="false"/>
      <style:text-properties fo:font-size="10.5pt" officeooo:paragraph-rsid="002223e5" style:font-size-asian="10.5pt" style:font-size-complex="10.5pt"/>
    </style:style>
    <style:style style:name="P22" style:family="paragraph" style:parent-style-name="Standard">
      <style:paragraph-properties fo:break-before="page"/>
      <style:text-properties fo:font-weight="normal" officeooo:rsid="001b8934" officeooo:paragraph-rsid="0024a191" style:font-weight-asian="normal" style:font-weight-complex="normal"/>
    </style:style>
    <style:style style:name="P23" style:family="paragraph" style:parent-style-name="Standard">
      <style:text-properties officeooo:paragraph-rsid="0024a191"/>
    </style:style>
    <style:style style:name="P24" style:family="paragraph" style:parent-style-name="Standard">
      <style:text-properties officeooo:paragraph-rsid="00263160"/>
    </style:style>
    <style:style style:name="P25" style:family="paragraph" style:parent-style-name="Table_20_Contents">
      <style:text-properties style:font-name="Liberation Sans" fo:font-size="14.1000003814697pt" style:font-name-asian="Microsoft YaHei" style:font-size-asian="14.1000003814697pt" style:font-name-complex="Arial2" style:font-size-complex="14.1000003814697pt"/>
    </style:style>
    <style:style style:name="P26"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0.5pt" fo:font-weight="bold" officeooo:rsid="00263160" officeooo:paragraph-rsid="00263160" style:font-name-asian="Microsoft YaHei" style:font-size-asian="10.5pt" style:font-weight-asian="bold" style:font-name-complex="Arial2" style:font-size-complex="10.5pt" style:font-weight-complex="bold"/>
    </style:style>
    <style:style style:name="P27" style:family="paragraph" style:parent-style-name="Standard">
      <loext:graphic-properties draw:fill-gradient-name="gradient" draw:fill-hatch-name="hatch"/>
      <style:paragraph-properties fo:margin-top="0.0799in" fo:margin-bottom="0.0799in" style:contextual-spacing="true"/>
      <style:text-properties style:font-name="Liberation Sans"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28"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29" style:family="paragraph" style:parent-style-name="Text_20_body">
      <loext:graphic-properties draw:fill-gradient-name="gradient" draw:fill-hatch-name="hatch"/>
      <style:paragraph-properties fo:margin-top="0.0799in" fo:margin-bottom="0.0799in" style:contextual-spacing="false"/>
      <style:text-properties style:font-name="Liberation Sans" fo:font-size="11pt" fo:font-weight="normal" officeooo:rsid="00263160" officeooo:paragraph-rsid="00263160" style:font-name-asian="Microsoft YaHei" style:font-size-asian="11pt" style:font-weight-asian="normal" style:font-name-complex="Arial2" style:font-size-complex="11pt" style:font-weight-complex="normal"/>
    </style:style>
    <style:style style:name="P30" style:family="paragraph" style:parent-style-name="Text_20_body">
      <loext:graphic-properties draw:fill-gradient-name="gradient" draw:fill-hatch-name="hatch"/>
      <style:paragraph-properties fo:margin-top="0.0799in" fo:margin-bottom="0.0799in" style:contextual-spacing="false"/>
      <style:text-properties style:font-name="Liberation Sans" fo:font-size="11pt" fo:font-weight="normal" officeooo:rsid="002a17a0" officeooo:paragraph-rsid="002a17a0" style:font-name-asian="Microsoft YaHei" style:font-size-asian="11pt" style:font-weight-asian="normal" style:font-name-complex="Arial2" style:font-size-complex="11pt" style:font-weight-complex="normal"/>
    </style:style>
    <style:style style:name="P31" style:family="paragraph" style:parent-style-name="Standard" style:list-style-name="">
      <loext:graphic-properties draw:fill-gradient-name="gradient" draw:fill-hatch-name="hatch"/>
      <style:paragraph-properties fo:margin-top="0.0799in" fo:margin-bottom="0.0799in" style:contextual-spacing="false"/>
      <style:text-properties style:font-name="Arial1" fo:font-size="10.5pt" officeooo:rsid="001b8934" officeooo:paragraph-rsid="002223e5" style:font-size-asian="10.5pt" style:font-size-complex="10.5pt"/>
    </style:style>
    <style:style style:name="P32"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263160" officeooo:paragraph-rsid="002a053c" style:font-size-asian="11pt" style:font-size-complex="11pt"/>
    </style:style>
    <style:style style:name="P33"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0.5pt" fo:font-weight="normal" officeooo:rsid="00271847" officeooo:paragraph-rsid="00271847" style:font-name-asian="Microsoft YaHei" style:font-size-asian="10.5pt" style:font-weight-asian="normal" style:font-name-complex="Arial2" style:font-size-complex="10.5pt" style:font-weight-complex="normal"/>
    </style:style>
    <style:style style:name="P34" style:family="paragraph" style:parent-style-name="Heading_20_2">
      <loext:graphic-properties draw:fill-gradient-name="gradient" draw:fill-hatch-name="hatch"/>
      <style:paragraph-properties fo:margin-top="0.0799in" fo:margin-bottom="0.0799in" style:contextual-spacing="false"/>
      <style:text-properties fo:font-weight="bold" style:font-weight-asian="bold" style:font-weight-complex="bold"/>
    </style:style>
    <style:style style:name="P35" style:family="paragraph" style:parent-style-name="Heading_20_3">
      <loext:graphic-properties draw:fill-gradient-name="gradient" draw:fill-hatch-name="hatch"/>
      <style:paragraph-properties fo:margin-top="0.0799in" fo:margin-bottom="0.0799in" style:contextual-spacing="false"/>
      <style:text-properties style:font-name="Arial1" fo:font-size="10.5pt" fo:font-weight="bold" officeooo:paragraph-rsid="001b8934" style:font-size-asian="10.5pt" style:font-weight-asian="bold" style:font-size-complex="10.5pt" style:font-weight-complex="bold"/>
    </style:style>
    <style:style style:name="P36" style:family="paragraph" style:parent-style-name="Heading_20_3">
      <loext:graphic-properties draw:fill-gradient-name="gradient" draw:fill-hatch-name="hatch"/>
      <style:paragraph-properties fo:margin-top="0.0799in" fo:margin-bottom="0.0799in" style:contextual-spacing="false"/>
      <style:text-properties style:font-name="Arial1" fo:font-size="10.5pt" fo:font-weight="bold" officeooo:rsid="0022b0f3" officeooo:paragraph-rsid="0022b0f3" style:font-name-asian="Microsoft YaHei" style:font-size-asian="10.5pt" style:font-weight-asian="bold" style:font-name-complex="Arial2" style:font-size-complex="10.5pt" style:font-weight-complex="bold"/>
    </style:style>
    <style:style style:name="P37" style:family="paragraph" style:parent-style-name="Heading_20_3">
      <loext:graphic-properties draw:fill-gradient-name="gradient" draw:fill-hatch-name="hatch"/>
      <style:paragraph-properties fo:margin-top="0.0799in" fo:margin-bottom="0.0799in" style:contextual-spacing="false"/>
      <style:text-properties style:font-name="Arial1" fo:font-size="10.5pt" fo:font-weight="bold" officeooo:rsid="0024a191" officeooo:paragraph-rsid="0024a191" style:font-name-asian="Microsoft YaHei" style:font-size-asian="10.5pt" style:font-weight-asian="bold" style:font-name-complex="Arial2" style:font-size-complex="10.5pt" style:font-weight-complex="bold"/>
    </style:style>
    <style:style style:name="P38" style:family="paragraph" style:parent-style-name="Heading_20_3">
      <style:text-properties style:font-name="Arial1" fo:font-size="10.5pt" officeooo:paragraph-rsid="002223e5" style:font-name-asian="Microsoft YaHei" style:font-size-asian="10.5pt" style:font-name-complex="Arial2" style:font-size-complex="10.5pt"/>
    </style:style>
    <style:style style:name="P39" style:family="paragraph" style:parent-style-name="Heading_20_3">
      <loext:graphic-properties draw:fill-gradient-name="gradient" draw:fill-hatch-name="hatch"/>
      <style:paragraph-properties fo:margin-top="0.0799in" fo:margin-bottom="0.0799in" style:contextual-spacing="false"/>
      <style:text-properties style:font-name="Arial1" fo:font-size="10.5pt" officeooo:paragraph-rsid="002223e5" style:font-name-asian="Microsoft YaHei" style:font-size-asian="10.5pt" style:font-name-complex="Arial2" style:font-size-complex="10.5pt"/>
    </style:style>
    <style:style style:name="P40" style:family="paragraph" style:parent-style-name="Heading_20_3">
      <style:text-properties style:font-name="Arial1" fo:font-size="10.5pt" officeooo:paragraph-rsid="0022b0f3" style:font-name-asian="Microsoft YaHei" style:font-size-asian="10.5pt" style:font-name-complex="Arial2" style:font-size-complex="10.5pt"/>
    </style:style>
    <style:style style:name="P41" style:family="paragraph" style:parent-style-name="Heading_20_3">
      <style:text-properties style:font-name="Arial1" fo:font-size="11pt" officeooo:paragraph-rsid="0024a191" style:font-name-asian="Microsoft YaHei" style:font-size-asian="11pt" style:font-name-complex="Arial2" style:font-size-complex="11pt"/>
    </style:style>
    <style:style style:name="P42" style:family="paragraph" style:parent-style-name="Heading_20_3">
      <style:text-properties style:font-name="Arial1" fo:font-size="11pt" officeooo:paragraph-rsid="00263160" style:font-name-asian="Microsoft YaHei" style:font-size-asian="11pt" style:font-name-complex="Arial2" style:font-size-complex="11pt"/>
    </style:style>
    <style:style style:name="P43" style:family="paragraph" style:parent-style-name="Heading_20_3">
      <loext:graphic-properties draw:fill-gradient-name="gradient" draw:fill-hatch-name="hatch"/>
      <style:paragraph-properties fo:margin-top="0.0799in" fo:margin-bottom="0.0799in" style:contextual-spacing="false"/>
      <style:text-properties style:font-name="Liberation Sans" fo:font-size="10.5pt" fo:font-weight="bold" officeooo:rsid="0024a191" officeooo:paragraph-rsid="0024a191" style:font-name-asian="Microsoft YaHei" style:font-size-asian="10.5pt" style:font-weight-asian="bold" style:font-name-complex="Arial2" style:font-size-complex="10.5pt" style:font-weight-complex="bold"/>
    </style:style>
    <style:style style:name="P44" style:family="paragraph" style:parent-style-name="Heading_20_3">
      <loext:graphic-properties draw:fill-gradient-name="gradient" draw:fill-hatch-name="hatch"/>
      <style:paragraph-properties fo:margin-top="0.0799in" fo:margin-bottom="0.0799in" style:contextual-spacing="false"/>
      <style:text-properties style:font-name="Liberation Sans" fo:font-size="11pt" fo:font-weight="bold" officeooo:rsid="00263160" officeooo:paragraph-rsid="00263160" style:font-name-asian="Microsoft YaHei" style:font-size-asian="11pt" style:font-weight-asian="bold" style:font-name-complex="Arial2" style:font-size-complex="11pt" style:font-weight-complex="bold"/>
    </style:style>
    <style:style style:name="P45" style:family="paragraph" style:parent-style-name="Heading_20_3">
      <style:text-properties officeooo:rsid="0022b0f3" officeooo:paragraph-rsid="0024a191"/>
    </style:style>
    <style:style style:name="P46" style:family="paragraph" style:parent-style-name="Heading_20_3">
      <style:text-properties officeooo:rsid="0022b0f3" officeooo:paragraph-rsid="00263160"/>
    </style:style>
    <style:style style:name="T1" style:family="text">
      <style:text-properties officeooo:rsid="00199d26"/>
    </style:style>
    <style:style style:name="T2" style:family="text">
      <style:text-properties style:font-name="Arial1" fo:font-size="11pt" fo:font-weight="normal" style:font-name-asian="Microsoft YaHei" style:font-size-asian="11pt" style:font-weight-asian="normal" style:font-name-complex="Arial2" style:font-size-complex="11pt" style:font-weight-complex="normal"/>
    </style:style>
    <style:style style:name="T3" style:family="text">
      <style:text-properties style:font-name="Arial1" fo:font-size="11pt" fo:font-weight="normal" officeooo:rsid="002223e5" style:font-name-asian="Microsoft YaHei" style:font-size-asian="11pt" style:font-weight-asian="normal" style:font-name-complex="Arial2" style:font-size-complex="11pt" style:font-weight-complex="normal"/>
    </style:style>
    <style:style style:name="T4" style:family="text">
      <style:text-properties style:font-name="Arial1" fo:font-weight="normal" style:font-name-asian="Microsoft YaHei" style:font-weight-asian="normal" style:font-name-complex="Arial2" style:font-weight-complex="normal"/>
    </style:style>
    <style:style style:name="T5" style:family="text">
      <style:text-properties style:font-name="Arial1" fo:font-weight="normal" officeooo:rsid="00199d26" style:font-weight-asian="normal" style:font-weight-complex="normal"/>
    </style:style>
    <style:style style:name="T6" style:family="text">
      <style:text-properties style:font-name="Arial1" fo:font-weight="normal" officeooo:rsid="001cc12c" style:font-weight-asian="normal" style:font-weight-complex="normal"/>
    </style:style>
    <style:style style:name="T7" style:family="text">
      <style:text-properties style:font-name="Arial1" fo:font-weight="bold" style:font-name-asian="Microsoft YaHei" style:font-weight-asian="bold" style:font-name-complex="Arial2" style:font-weight-complex="bold"/>
    </style:style>
    <style:style style:name="T8" style:family="text">
      <style:text-properties style:font-name="Arial1" fo:font-weight="bold" officeooo:rsid="00199d26" style:font-weight-asian="bold" style:font-weight-complex="bold"/>
    </style:style>
    <style:style style:name="T9" style:family="text">
      <style:text-properties style:font-name="Arial1" fo:font-weight="bold" officeooo:rsid="001cc12c"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officeooo:rsid="001cc12c" style:font-weight-asian="bold" style:font-weight-complex="bold"/>
    </style:style>
    <style:style style:name="T12" style:family="text">
      <style:text-properties fo:font-weight="bold" officeooo:rsid="002054a4" style:font-weight-asian="bold" style:font-weight-complex="bold"/>
    </style:style>
    <style:style style:name="T13" style:family="text">
      <style:text-properties fo:font-weight="bold" officeooo:rsid="002223e5"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b8934" style:font-weight-asian="normal" style:font-weight-complex="normal"/>
    </style:style>
    <style:style style:name="T16" style:family="text">
      <style:text-properties fo:font-weight="normal" officeooo:rsid="001cc12c" style:font-weight-asian="normal" style:font-weight-complex="normal"/>
    </style:style>
    <style:style style:name="T17" style:family="text">
      <style:text-properties fo:font-weight="normal" officeooo:rsid="001f46af" style:font-weight-asian="normal" style:font-weight-complex="normal"/>
    </style:style>
    <style:style style:name="T18" style:family="text">
      <style:text-properties fo:font-weight="normal" officeooo:rsid="002054a4" style:font-weight-asian="normal" style:font-weight-complex="normal"/>
    </style:style>
    <style:style style:name="T19" style:family="text">
      <style:text-properties fo:font-weight="normal" officeooo:rsid="002223e5" style:font-weight-asian="normal" style:font-weight-complex="normal"/>
    </style:style>
    <style:style style:name="T20" style:family="text">
      <style:text-properties style:font-name="Liberation Sans" fo:font-weight="bold" style:font-name-asian="Microsoft YaHei" style:font-weight-asian="bold" style:font-name-complex="Arial2" style:font-weight-complex="bold"/>
    </style:style>
    <style:style style:name="T21" style:family="text">
      <style:text-properties style:font-name="Liberation Sans" fo:font-weight="bold" officeooo:rsid="00199d26" style:font-name-asian="Microsoft YaHei" style:font-weight-asian="bold" style:font-name-complex="Arial2" style:font-weight-complex="bold"/>
    </style:style>
    <style:style style:name="T22" style:family="text">
      <style:text-properties style:font-name="Liberation Sans" fo:font-weight="bold" officeooo:rsid="002223e5" style:font-name-asian="Microsoft YaHei" style:font-weight-asian="bold" style:font-name-complex="Arial2" style:font-weight-complex="bold"/>
    </style:style>
    <style:style style:name="T23" style:family="text">
      <style:text-properties style:font-name="Liberation Sans" fo:font-weight="bold" officeooo:rsid="00263160" style:font-name-asian="Microsoft YaHei" style:font-weight-asian="bold" style:font-name-complex="Arial2" style:font-weight-complex="bold"/>
    </style:style>
    <style:style style:name="T24" style:family="text">
      <style:text-properties style:font-name="Liberation Sans" fo:font-weight="bold" officeooo:rsid="0022b0f3" style:font-name-asian="Microsoft YaHei" style:font-weight-asian="bold" style:font-name-complex="Arial2" style:font-weight-complex="bold"/>
    </style:style>
    <style:style style:name="T25" style:family="text">
      <style:text-properties style:font-name="Liberation Sans" fo:font-weight="bold" officeooo:rsid="00271847" style:font-name-asian="Microsoft YaHei" style:font-weight-asian="bold" style:font-name-complex="Arial2" style:font-weight-complex="bold"/>
    </style:style>
    <style:style style:name="T26" style:family="text">
      <style:text-properties style:font-name="Liberation Sans" fo:font-weight="normal" style:font-name-asian="Microsoft YaHei" style:font-weight-asian="normal" style:font-name-complex="Arial2" style:font-weight-complex="normal"/>
    </style:style>
    <style:style style:name="T27" style:family="text">
      <style:text-properties style:font-name="Liberation Sans" fo:font-weight="normal" officeooo:rsid="00199d26" style:font-name-asian="Microsoft YaHei" style:font-weight-asian="normal" style:font-name-complex="Arial2" style:font-weight-complex="normal"/>
    </style:style>
    <style:style style:name="T28" style:family="text">
      <style:text-properties style:font-name="Liberation Sans" fo:font-weight="normal" officeooo:rsid="002223e5" style:font-name-asian="Microsoft YaHei" style:font-weight-asian="normal" style:font-name-complex="Arial2" style:font-weight-complex="normal"/>
    </style:style>
    <style:style style:name="T29" style:family="text">
      <style:text-properties style:font-name="Liberation Sans" fo:font-weight="normal" officeooo:rsid="00263160" style:font-name-asian="Microsoft YaHei" style:font-weight-asian="normal" style:font-name-complex="Arial2" style:font-weight-complex="normal"/>
    </style:style>
    <style:style style:name="T30" style:family="text">
      <style:text-properties style:font-name="Liberation Sans" fo:font-weight="normal" officeooo:rsid="001b8934" style:font-name-asian="Microsoft YaHei" style:font-weight-asian="normal" style:font-name-complex="Arial2" style:font-weight-complex="normal"/>
    </style:style>
    <style:style style:name="T31" style:family="text">
      <style:text-properties style:font-name="Liberation Sans" fo:font-weight="normal" officeooo:rsid="001cc12c" style:font-name-asian="Microsoft YaHei" style:font-weight-asian="normal" style:font-name-complex="Arial2" style:font-weight-complex="normal"/>
    </style:style>
    <style:style style:name="T32" style:family="text">
      <style:text-properties style:font-name="Liberation Sans" fo:font-weight="normal" officeooo:rsid="00271847" style:font-name-asian="Microsoft YaHei" style:font-weight-asian="normal" style:font-name-complex="Arial2" style:font-weight-complex="normal"/>
    </style:style>
    <style:style style:name="T33" style:family="text">
      <style:text-properties style:font-name="Liberation Sans" fo:font-weight="normal" officeooo:rsid="002879b2" style:font-name-asian="Microsoft YaHei" style:font-weight-asian="normal" style:font-name-complex="Arial2" style:font-weight-complex="normal"/>
    </style:style>
    <style:style style:name="T34" style:family="text">
      <style:text-properties style:font-name="Liberation Sans" fo:font-weight="normal" officeooo:rsid="002a053c" style:font-name-asian="Microsoft YaHei" style:font-weight-asian="normal" style:font-name-complex="Arial2" style:font-weight-complex="normal"/>
    </style:style>
    <style:style style:name="T35" style:family="text">
      <style:text-properties style:font-name="Liberation Sans" fo:font-weight="normal" officeooo:rsid="002a17a0" style:font-name-asian="Microsoft YaHei" style:font-weight-asian="normal" style:font-name-complex="Arial2" style:font-weight-complex="normal"/>
    </style:style>
    <style:style style:name="T36" style:family="text">
      <style:text-properties style:font-name="Liberation Sans" fo:font-weight="normal" officeooo:rsid="002223e5" style:font-weight-asian="normal" style:font-weight-complex="normal"/>
    </style:style>
    <style:style style:name="T37" style:family="text">
      <style:text-properties style:font-name="Liberation Sans" fo:font-weight="normal" officeooo:rsid="0022b0f3" style:font-weight-asian="normal" style:font-weight-complex="normal"/>
    </style:style>
    <style:style style:name="T38" style:family="text">
      <style:text-properties fo:font-size="10.5pt" fo:font-weight="normal" officeooo:rsid="001b8934" style:font-size-asian="10.5pt" style:font-weight-asian="normal" style:font-size-complex="10.5pt" style:font-weight-complex="normal"/>
    </style:style>
    <style:style style:name="T39" style:family="text">
      <style:text-properties fo:font-size="10.5pt" fo:font-weight="normal" officeooo:rsid="00199d26" style:font-size-asian="10.5pt" style:font-weight-asian="normal" style:font-size-complex="10.5pt" style:font-weight-complex="normal"/>
    </style:style>
    <style:style style:name="T40" style:family="text">
      <style:text-properties fo:font-size="10.5pt" fo:font-weight="normal" officeooo:rsid="001cc12c" style:font-size-asian="10.5pt" style:font-weight-asian="normal" style:font-size-complex="10.5pt" style:font-weight-complex="normal"/>
    </style:style>
    <style:style style:name="T41" style:family="text">
      <style:text-properties fo:font-size="10.5pt" fo:font-weight="bold" officeooo:rsid="00199d26" style:font-size-asian="10.5pt" style:font-weight-asian="bold" style:font-size-complex="10.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text:span text:style-name="T1">TITLE PAGE&gt;</text:span></text:p>
      <table:table table:name="PageCols" table:style-name="PageCols">
        <table:table-column table:style-name="PageCols.A"/>
        <table:table-column table:style-name="PageCols.B"/>
        <table:table-column table:style-name="PageCols.C"/>
        <table:table-row table:style-name="TableLine1755561775920">
          <table:table-cell table:style-name="PageCols.A1" office:value-type="string">
            <text:p text:style-name="P25"/>
          </table:table-cell>
          <table:table-cell table:style-name="PageCols.A1" office:value-type="string">
            <text:h text:style-name="P34" text:outline-level="2"/>
          </table:table-cell>
          <table:table-cell table:style-name="PageCols.A1" office:value-type="string">
            <text:h text:style-name="P34" text:outline-level="2">Court Side College Basketball</text:h>
            <text:h text:style-name="P35" text:outline-level="3">PLAYING A GAME</text:h>
            <text:p text:style-name="P6">Upon typing “P” to play a game, you will immediately be presented with the opening options screen.</text:p>
            <text:p text:style-name="P6"><text:span text:style-name="T10">(1) Play Mode</text:span> – by simply hitting “1” you can toggle between Human vs. Human, Human vs. Computer or Computer vs. Computer.</text:p>
            <text:p text:style-name="P6"><text:span text:style-name="T10">(2 &amp; 3) Team Selection –</text:span><text:span text:style-name="T14"> </text:span><text:span text:style-name="T15">you will be asked to enter the Disk I.D.. This is usually the last 2 digits of the year for the team you want to play. Example: 92 Temple, you would enter “92”. The Disk I.D. for the “Great Past Teams” included with the game is “GRT”. If you want the same Disk I.D. for both teams, hit &lt;cr&gt; the 2nd time through and the previous Disk I.D. will come up. After you enter the Disk I.D., the teams from that season will appear on the screen. You can use the arrow keys on your keyboard to move up, down, or column to column. The page-up or page-down keys will move back and forth between screens of teams. “Enter” or “Return” selects the team and prompts you for any change.</text:span></text:p>
            <text:p text:style-name="P6"><text:span text:style-name="T10">Disable Players –</text:span><text:span text:style-name="T14"> </text:span><text:span text:style-name="T15">After team selection, you will be allowed to disabled up to 5 players per team depending on the size of the team’s roster. The players and the number of games played will be displayed on the screen.</text:span></text:p>
            <text:p text:style-name="P13"><text:span text:style-name="T14">To give you an idea of games played by each player, simply hit the number of the player you want to disable. To re-enable the player, simply hit this number again. You must have 8 active players to start a game, so with 10 man teams you will only be allowed to disable 2. (</text:span><text:span text:style-name="T10">Note</text:span><text:span text:style-name="T14">: The computer automatically randomly does this, so it is a good idea to go in and check it.</text:span></text:p>
            <text:p text:style-name="P6"><text:span text:style-name="T10">(4) 3 Point Shot –</text:span><text:span text:style-name="T14"> </text:span><text:span text:style-name="T15">The 3-pointer was officially adopted for the 1987 season. <text:s/>All of our teams from this point forward are rated to shoot three’s. Schools who did not play with the three pointer are not rated for it. Type #4 to toggle it on and off.</text:span></text:p>
            <text:p text:style-name="P1"><text:span text:style-name="T41">(5) Shot Clock</text:span><text:span text:style-name="T39">- </text:span><text:span text:style-name="T38">The 45 second clock was officially adopted for the 1986 season. <text:s/>Simply hit “5” to toggle this on and off. </text:span><text:span text:style-name="T40">Some of the offensive strategies are dependent upon this selection. To use the “Milk the Clock” offensive strategy, you must be using a shot clock</text:span><text:span text:style-name="T16">.</text:span></text:p>
            <text:p text:style-name="P5"/>
          </table:table-cell>
        </table:table-row>
      </table:table>
      <table:table table:name="Table1" table:style-name="Table1">
        <table:table-column table:style-name="Table1.A"/>
        <table:table-column table:style-name="Table1.B"/>
        <table:table-column table:style-name="Table1.C"/>
        <text:soft-page-break/>
        <table:table-row table:style-name="TableLine1755561776208">
          <table:table-cell table:style-name="Table1.A1" office:value-type="string">
            <text:p text:style-name="P21"><text:span text:style-name="T30">To use the “Hold Ball” vs. “Passive Zone” which was a popular </text:span><text:span text:style-name="T31">tactic in the pre-clock era, you cannot be using a shot clock.</text:span><text:span text:style-name="T8">6) </text:span><text:span text:style-name="T9">Location</text:span><text:span text:style-name="T8"> –</text:span><text:span text:style-name="T5"> </text:span><text:span text:style-name="T6">Simply type “6” to toggle this.</text:span></text:p>
            <text:p text:style-name="P7"><text:span text:style-name="T10">(7) </text:span><text:span text:style-name="T11">Display Pause </text:span><text:span text:style-name="T10">–</text:span><text:span text:style-name="T14"> </text:span><text:span text:style-name="T16">This represents the amount of time messages will stay on the screen during play. Experiment based on how fast you read. “0” is the fastest. The higher the number, the longer the text stays on the screen. We use a setting of 1.6. You may put in seconds as well as tenths of a second.</text:span></text:p>
            <text:p text:style-name="P8"><text:span text:style-name="T10">(8) </text:span><text:span text:style-name="T11">Start Game </text:span><text:span text:style-name="T10">–</text:span><text:span text:style-name="T14"> </text:span><text:span text:style-name="T17">When you have all your options set and your teams selected, type “8” to start play.</text:span></text:p>
            <text:p text:style-name="P8"><text:span text:style-name="T10">(9) </text:span><text:span text:style-name="T12">Fouls to Disqualify </text:span><text:span text:style-name="T10">–</text:span><text:span text:style-name="T14"> </text:span><text:span text:style-name="T18">You can type “9” to toggle this between 5 and 6 (some conferences have experimented with 6 fouls during conference play).</text:span></text:p>
            <text:p text:style-name="P8"><text:span text:style-name="T10">(0) </text:span><text:span text:style-name="T12">Save Settings </text:span><text:span text:style-name="T10">–</text:span><text:span text:style-name="T14"> </text:span><text:span text:style-name="T18">Type “0” and the game will permanently save your settings so they will automatically come up each time you play the game.</text:span></text:p>
            <text:p text:style-name="P8"><text:span text:style-name="T10">(A) </text:span><text:span text:style-name="T12">Free Throws on 10th Foul </text:span><text:span text:style-name="T10">–</text:span><text:span text:style-name="T14"> </text:span><text:span text:style-name="T18">Beginning in 1991, two FT’s were awarded on the 10th foul of each half and each succeeding foul. Type “A” to toggle this on or off.</text:span></text:p>
            <text:p text:style-name="P8"><text:span text:style-name="T10">(B) </text:span><text:span text:style-name="T12">Human Coach </text:span><text:span text:style-name="T10">–</text:span><text:span text:style-name="T14"> </text:span><text:span text:style-name="T18">You can toggle this to determine whether as coach </text:span><text:span text:style-name="T19">you only select lineups and strategy or you can choose to coach and play, in which case you will be able to make shot selections as well.</text:span></text:p>
            <text:p text:style-name="P8"><text:span text:style-name="T10">(C) </text:span><text:span text:style-name="T13">Shot 3 FTs When Fouled Attempting A Three </text:span><text:span text:style-name="T10">–</text:span><text:span text:style-name="T14"> </text:span><text:span text:style-name="T19">From the 1991 season forward, 3 FT s have been awarded when fouled shooting a three. From 1987 – 1990, only 2 FTs were taken in this situation.</text:span></text:p>
            <text:p text:style-name="P8"><text:span text:style-name="T10">(D) </text:span><text:span text:style-name="T13">1 FT 1 st 6 Fouls </text:span><text:span text:style-name="T10">–</text:span><text:span text:style-name="T14"> </text:span><text:span text:style-name="T19">Prior to the 1973 season, on the first 6 non-shooting fouls of each half, the fouled player attempted 1 FT. From 1973 forward, the rule has been changed so the fouled team simply takes the ball out of bounds.</text:span></text:p>
            <text:h text:style-name="P31" text:outline-level="3"><text:span text:style-name="T21">(E) </text:span><text:span text:style-name="T22">Commentary </text:span><text:span text:style-name="T21">–</text:span><text:span text:style-name="T27"> </text:span><text:span text:style-name="T28">You can toggle the commentary on/off. If you want verbose commentary, a full scrolling description will occur during the game. If you don’t care for this and prefer to play more quickly, then terse commentary will appear in the box. Only the </text:span></text:h>
          </table:table-cell>
          <table:table-cell table:style-name="Table1.A1" office:value-type="string">
            <text:h text:style-name="P38" text:outline-level="3"/>
          </table:table-cell>
          <table:table-cell table:style-name="Table1.A1" office:value-type="string">
            <text:h text:style-name="P40" text:outline-level="3"><text:span text:style-name="T37">b</text:span><text:span text:style-name="T36">asic information such as the player who has the ball and his shot % will appear.</text:span></text:h>
            <text:h text:style-name="P39" text:outline-level="3"><text:span text:style-name="T10">10 MINUTE TICKER</text:span><text:span text:style-name="T14"> </text:span></text:h>
            <text:p text:style-name="P15">This feature allows you to simulate playing your game while other games are going on at the same time. The way to utilize this feature is as follows:</text:p>
            <text:p text:style-name="P20"><text:span text:style-name="T7">(1)</text:span><text:span text:style-name="T4"> Use the auto-schedule feature to schedule up to 32 games. Be sure to put in the starting times of each game. Let the computer play these games without watching the final results.</text:span></text:p>
            <text:p text:style-name="P20"><text:span text:style-name="T7">(2)</text:span><text:span text:style-name="T4"> Put in the starting time of the game that you are going to play. (At least 1 team must be coached by a human).</text:span></text:p>
            <text:p text:style-name="P20"><text:span text:style-name="T7">(3)</text:span><text:span text:style-name="T4"> You can hit “T” at any time during play to display the previously played games in progress. These will be updated about every 4 minutes of playing time. At the end of your game, they will also be displayed as finals regardless of the starting times.</text:span></text:p>
            <text:h text:style-name="P36" text:outline-level="3">EDIT PLAYER CONTRIBUTION PERCENTAGES</text:h>
            <text:p text:style-name="P15">These numbers represent the percent of time a player shoots, rebounds and fouls in relation to the other players on the team. You may change these with this option. In fact, if you want to replay a certain game and have the computer reproduce player usage precisely. You can total up the player’s shots, RB and fouls from the box score. Then take each player’s percentage of the total and input those percentages here.</text:p>
            <text:h text:style-name="P37" text:outline-level="3">STARTING LINEUPS</text:h>
            <text:p text:style-name="P16">When the computer controls a team, he selects the line-ups. As human coach, you select your line-ups. The 0 and 1 slots are for guards. 2-4 slots are forwards and center. Each team’s roster will be displayed on the screen. Each player is rated for:</text:p>
            <text:p text:style-name="P17">FG – 2 point FG %</text:p>
            <text:p text:style-name="P17">3FG – 3 point FG %</text:p>
            <text:p text:style-name="P17">%3A – The percentage of shots that are 3’s</text:p>
            <text:p text:style-name="P17">FT – Free Throw %</text:p>
            <text:p text:style-name="P17"/>
          </table:table-cell>
        </table:table-row>
      </table:table>
      <table:table table:name="Table3" table:style-name="Table3">
        <table:table-column table:style-name="Table3.A"/>
        <table:table-column table:style-name="Table3.B"/>
        <table:table-column table:style-name="Table3.C"/>
        <text:soft-page-break/>
        <table:table-row table:style-name="TableLine1755561789456">
          <table:table-cell table:style-name="Table3.A1" office:value-type="string">
            <text:p text:style-name="P27">ORB – Offensive Rebound Rating</text:p>
            <text:p text:style-name="P27">DRB – Defensive Rebound Rating</text:p>
            <text:p text:style-name="P27">RB – Total Rebound Rating</text:p>
            <text:p text:style-name="P27">PA – Passing rating</text:p>
            <text:p text:style-name="P27">S – Steal rating</text:p>
            <text:p text:style-name="P27">B – Block rating</text:p>
            <text:p text:style-name="P27">CX – Contribution rating (number of times he can shoot, rebound and foul this particular game without his abilities being severely hampered. This will vary from game to game depending on the opponents , numbers of players disabled and your changing of the contribution %)</text:p>
            <text:p text:style-name="P27">PT – Points scored (during this game)</text:p>
            <text:p text:style-name="P27">F – Fouls (during this game)</text:p>
            <text:p text:style-name="P27">FC – Foul Commit Rating</text:p>
            <text:h text:style-name="P43" text:outline-level="3">HALF-COURT DEFENSES</text:h>
            <text:p text:style-name="P11"><text:span text:style-name="T20">SOLID MAN TO MAN</text:span><text:span text:style-name="T26"> – </text:span><text:span text:style-name="T29">This is the man to man used by most teams. In this defense, your team will allow fewer offensive rebounds. Shot % will be slightly lower with a few easy buckets given up.</text:span></text:p>
            <text:p text:style-name="P11"><text:span text:style-name="T20">PRESSURE MAN TO MAN</text:span><text:span text:style-name="T26"> – </text:span><text:span text:style-name="T32">In this defense the team tries to pressure the ball and at the same time overplay passing lanes. This defense will create more steals and turnovers. Fouls, offensive rebounds, and easy baskets will increase as well. Three-pointers will be harder to come by. Excessive fatigue may become a problem for the defensive team if this defense is employed for an extended period of time and to some extent, the offense will be affected fatigue wise.</text:span></text:p>
            <text:p text:style-name="P11"><text:span text:style-name="T23">PASSIVE 2-3 ZONE</text:span><text:span text:style-name="T20"> </text:span><text:span text:style-name="T26">– </text:span><text:span text:style-name="T32">In this defense, the tempo of the game is slowed. This defense causes less steals and turnovers. Less fouls will be committed in this defense. Blocking out RB’s is most difficult, therefore a few more offensive rebounds will be grabbed. In general, FG% will be a little higher vs. this defense, but easy buckets are harder to come by. Not a good defense against the 3-point shot. If you have players who are excessively fatigued, you can rest them in this defense.</text:span></text:p>
            <text:p text:style-name="P11"><text:span text:style-name="T23">AGGRESSIVE 1-3-1 TRAPPING ZONE</text:span><text:span text:style-name="T26">– </text:span><text:span text:style-name="T32">In this defense, the team tries to trap the ball and steal it or force a turnover. Steals and turnovers will increase. Fouls, easy buckets and offensive rebounds</text:span></text:p>
            <text:p text:style-name="P28"/>
          </table:table-cell>
          <table:table-cell table:style-name="Table3.A1" office:value-type="string">
            <text:h text:style-name="P40" text:outline-level="3"><text:tab/></text:h>
          </table:table-cell>
          <table:table-cell table:style-name="Table3.A1" office:value-type="string">
            <text:p text:style-name="P33">will also increase. Excessive fatigue may become a problem for the defensive players.</text:p>
            <text:p text:style-name="P26">FULL-COURT PRESSES</text:p>
            <text:p text:style-name="P10"><text:span text:style-name="T25">FULL-COURT MAN TO MAN PRESS </text:span><text:span text:style-name="T26">– </text:span><text:span text:style-name="T32">The purpose of this defense is to slow the pace of the game and work on tiring the opposition’s guards. When this defense is employed, the offensive team will be asked which player he wants to bring the ball up against this press. It is better to choose the player with the highest pass rating. A turnover or steal in the back court here can be disastrous. You need to keep an eye on your guard’s excessive fatigue ratings when facing this press.</text:span></text:p>
            <text:p text:style-name="P12"><text:span text:style-name="T25">FULL-COURT MAN TO MAN </text:span><text:span text:style-name="T32">(RUN AND JUMP)</text:span><text:span text:style-name="T25"> </text:span><text:span text:style-name="T26">– </text:span><text:span text:style-name="T32">This is the all out double team press. You can create a lot of steals and turnovers using this press. </text:span><text:span text:style-name="T33">You may even force an occasional 10 second violation. When they break this press, easy buckets are quite common. Excessive fatigue can really be a problem if this defense is employed for any length of time.</text:span></text:p>
            <text:p text:style-name="P14"><text:span text:style-name="T20">2-2-1 PASSIVE ZONE PRESS – </text:span><text:span text:style-name="T26">This is more or less a nuisance press. </text:span><text:span text:style-name="T33">It will take some time off the clock and cause an occasional turnover or 10 second violation. Excessive fatigue is slight.</text:span></text:p>
            <text:p text:style-name="P14"><text:span text:style-name="T20">1-2-1-1 FULL COURT TRAPPING PRESS – </text:span><text:span text:style-name="T26">This is the press that made UCLA famous in the 60’s. </text:span><text:span text:style-name="T33">This press can create a lot more turnovers and steals and can result in easy baskets at either end of the floor. Fouls and excessive fatigue can definitely become a problem for the team using this defense.</text:span></text:p>
            <text:p text:style-name="P14"><text:span text:style-name="T20">MAN TO MAN DENIAL AND FOUL </text:span><text:span text:style-name="T26">(LAST MINUTES)</text:span><text:span text:style-name="T20"> – </text:span><text:span text:style-name="T26">You can use this special defense when you are behind in the late stages </text:span><text:span text:style-name="T33">of the game. It is a desperation defense and will usually result in either a 5 second violation inbounding the ball, steal, foul, or breakaway lay up for the other team.</text:span></text:p>
            <text:p text:style-name="P9"><text:span text:style-name="T24">O</text:span><text:span text:style-name="T20">FFENSIVE STYLE</text:span></text:p>
            <text:p text:style-name="P9"><text:span text:style-name="T24">N</text:span><text:span text:style-name="T20">ormal – </text:span><text:span text:style-name="T32">This is the normal offensive pattern for this team.</text:span></text:p>
            <text:p text:style-name="P9"><text:span text:style-name="T20">Aggressive –</text:span><text:span text:style-name="T26"> </text:span><text:span text:style-name="T32">The offense works extra hard for a really good shot. You will find more above average shots, while turnovers and steals will also increase.</text:span></text:p>
          </table:table-cell>
        </table:table-row>
      </table:table>
      <text:p text:style-name="P22"/>
      <table:table table:name="Table2" table:style-name="Table2">
        <table:table-column table:style-name="Table2.A"/>
        <table:table-column table:style-name="Table2.B"/>
        <table:table-column table:style-name="Table2.C"/>
        <table:table-row table:style-name="TableLine1755561775056">
          <table:table-cell table:style-name="Table2.A1" office:value-type="string">
            <text:p text:style-name="P4"><text:span text:style-name="T20">Safe – </text:span><text:span text:style-name="T34">In this offensive style the primary focus is on avoiding turnovers. However, the shot selection won’t be quite as good either.</text:span></text:p>
            <text:p text:style-name="P4"><text:span text:style-name="T20">Quick Offense </text:span><text:span text:style-name="T34">(Last 3 Minutes) – Usually employed when you are behind. You need to get shots off more quickly and to do so you will sacrifice shooting accuracy.</text:span></text:p>
            <text:p text:style-name="P32"><text:span text:style-name="T20">Delay Offense </text:span><text:span text:style-name="T34">(Last 3 Minutes) – Usually employed when ahead. While you are not in a total stall, you are trying to take care of the ball and run some clock. Will still get good shots, just not as frequently.</text:span></text:p>
            <text:p text:style-name="P4"><text:span text:style-name="T20">NOTE: </text:span><text:span text:style-name="T34">The following offenses, if used excessively, will dramatically alter your team and individual statistics. Never the less, we have included them as coaching options to allow you more diversity in coaching strategy.</text:span></text:p>
            <text:p text:style-name="P4"><text:span text:style-name="T20">Milk Clock to 15 Seconds –</text:span><text:span text:style-name="T26"> </text:span><text:span text:style-name="T34">You must be using the shot clock. In this defense, the team attempts to take time off the clock each trip down the floor and only looks for a shot during the last 15 seconds.</text:span></text:p>
            <text:p text:style-name="P4"><text:span text:style-name="T20">Stall –</text:span><text:span text:style-name="T26"> </text:span><text:span text:style-name="T34">Only real good shot – you must be within 10 points of your opponent to use this offense. TO’s and steals will be very few. This is primarily employed occasionally by teams who are facing a vastly superior opponent in hopes of reducing the game to a 21 – 20 type affair that they feel they would have a chance to win.</text:span></text:p>
            <text:p text:style-name="P4"><text:span text:style-name="T20">Total Stall </text:span><text:span text:style-name="T34">(Last 3 Minutes) </text:span><text:span text:style-name="T26">– </text:span><text:span text:style-name="T34">This is the spread or the Carolina 4 Corners. In this you are foresaking all shots and making the defense foul.</text:span></text:p>
            <text:p text:style-name="P4"><text:span text:style-name="T20">Hold Ball vs. Passive Zone –</text:span><text:span text:style-name="T26"> </text:span><text:span text:style-name="T34">You must be ahead and no shot clock. This was primarily used when a team was ahead and attempted to force a defense out of a passive zone. This offensive strategy more than anything is probably the reason the shot clock was adopted.</text:span></text:p>
            <text:p text:style-name="P4"><text:span text:style-name="T20">NOTE:</text:span><text:span text:style-name="T26"> </text:span><text:span text:style-name="T34">The defensive coach can hit “D” to come out of the passive zone at anytime if facing this offense </text:span><text:span text:style-name="T35">or any other stall.</text:span></text:p>
            <text:p text:style-name="P4"><text:span text:style-name="T20">Shoot Only 3-Pointers</text:span><text:span text:style-name="T26"> </text:span><text:span text:style-name="T35">(Last 3 Minutes) – You can shoot only threes using this strategy in an effort to catch up quickly.</text:span></text:p>
          </table:table-cell>
          <table:table-cell table:style-name="Table2.A1" office:value-type="string">
            <text:h text:style-name="P41" text:outline-level="3"><text:tab/></text:h>
          </table:table-cell>
          <table:table-cell table:style-name="Table2.C1" office:value-type="string">
            <text:h text:style-name="P44" text:outline-level="3">CRASHING THE BOARDS</text:h>
            <text:p text:style-name="P29">In the last 2 minutes of the game, the computer will allow you to send virtually all 5 players to the offensive boards in a desparate attempt to score. This will increase the chance of a put back basket, but may result in a lay-up at the other end if the other team rebounds.</text:p>
            <text:h text:style-name="P44" text:outline-level="3">CONTRIBUTION RATING</text:h>
            <text:p text:style-name="P30">Each player has a “CX” rating. This rating will vary depending upon the opponent </text:p>
            <text:h text:style-name="P44" text:outline-level="3">EXCESSIVE FATIGUE</text:h>
            <text:p text:style-name="P29">Text</text:p>
            <text:h text:style-name="P44" text:outline-level="3">REDUCING EF</text:h>
            <text:p text:style-name="P29">Text</text:p>
          </table:table-cell>
        </table:table-row>
      </table:table>
      <text:p text:style-name="P18"><text:soft-page-break/></text:p>
      <text:p text:style-name="P19"/>
      <table:table table:name="Table4" table:style-name="Table4">
        <table:table-column table:style-name="Table4.A"/>
        <table:table-column table:style-name="Table4.B"/>
        <table:table-column table:style-name="Table4.C"/>
        <table:table-row table:style-name="TableLine1755561787728">
          <table:table-cell table:style-name="Table4.A1" office:value-type="string">
            <text:p text:style-name="P2"><text:span text:style-name="T28">T</text:span><text:span text:style-name="T26">ext</text:span></text:p>
          </table:table-cell>
          <table:table-cell table:style-name="Table4.A1" office:value-type="string">
            <text:h text:style-name="P41" text:outline-level="3"><text:tab/></text:h>
          </table:table-cell>
          <table:table-cell table:style-name="Table4.C1" office:value-type="string">
            <text:h text:style-name="P45" text:outline-level="3"><text:span text:style-name="T3">T</text:span><text:span text:style-name="T2">ext</text:span></text:h>
          </table:table-cell>
        </table:table-row>
      </table:table>
      <text:p text:style-name="P23"/>
      <table:table table:name="Table5" table:style-name="Table5">
        <table:table-column table:style-name="Table5.A"/>
        <table:table-column table:style-name="Table5.B"/>
        <table:table-column table:style-name="Table5.C"/>
        <table:table-row table:style-name="TableLine1755561781392">
          <table:table-cell table:style-name="Table5.A1" office:value-type="string">
            <text:p text:style-name="P3"><text:span text:style-name="T28">T</text:span><text:span text:style-name="T26">ext</text:span></text:p>
          </table:table-cell>
          <table:table-cell table:style-name="Table5.A1" office:value-type="string">
            <text:h text:style-name="P42" text:outline-level="3"><text:tab/></text:h>
          </table:table-cell>
          <table:table-cell table:style-name="Table5.C1" office:value-type="string">
            <text:h text:style-name="P46" text:outline-level="3"><text:span text:style-name="T3">T</text:span><text:span text:style-name="T2">ext</text:span></text:h>
          </table:table-cell>
        </table:table-row>
      </table:table>
      <text:p text:style-name="P24"/>
      <table:table table:name="Table6" table:style-name="Table6">
        <table:table-column table:style-name="Table6.A"/>
        <table:table-column table:style-name="Table6.B"/>
        <table:table-column table:style-name="Table6.C"/>
        <table:table-row table:style-name="TableLine1755561791760">
          <table:table-cell table:style-name="Table6.A1" office:value-type="string">
            <text:p text:style-name="P3"><text:span text:style-name="T28">T</text:span><text:span text:style-name="T26">ext</text:span></text:p>
          </table:table-cell>
          <table:table-cell table:style-name="Table6.A1" office:value-type="string">
            <text:h text:style-name="P42" text:outline-level="3"><text:tab/></text:h>
          </table:table-cell>
          <table:table-cell table:style-name="Table6.C1" office:value-type="string">
            <text:h text:style-name="P46" text:outline-level="3"><text:span text:style-name="T3">T</text:span><text:span text:style-name="T2">ext</text:span></text:h>
          </table:table-cell>
        </table:table-row>
      </table:table>
      <text:p text:style-name="P24"/>
      <table:table table:name="Table7" table:style-name="Table7">
        <table:table-column table:style-name="Table7.A"/>
        <table:table-column table:style-name="Table7.B"/>
        <table:table-column table:style-name="Table7.C"/>
        <table:table-row table:style-name="TableLine1755561781968">
          <table:table-cell table:style-name="Table7.A1" office:value-type="string">
            <text:p text:style-name="P3"><text:span text:style-name="T28">T</text:span><text:span text:style-name="T26">ext</text:span></text:p>
          </table:table-cell>
          <table:table-cell table:style-name="Table7.A1" office:value-type="string">
            <text:h text:style-name="P42" text:outline-level="3"><text:tab/></text:h>
          </table:table-cell>
          <table:table-cell table:style-name="Table7.C1" office:value-type="string">
            <text:h text:style-name="P46" text:outline-level="3"><text:span text:style-name="T3">T</text:span><text:span text:style-name="T2">ext</text:span></text:h>
          </table:table-cell>
        </table:table-row>
      </table:table>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9.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7T15:29:12.878000000</meta:creation-date>
    <dc:date>2022-03-28T07:59:50.892000000</dc:date>
    <meta:editing-duration>PT1H12M56S</meta:editing-duration>
    <meta:editing-cycles>7</meta:editing-cycles>
    <meta:generator>LibreOffice/7.3.0.3$Windows_X86_64 LibreOffice_project/0f246aa12d0eee4a0f7adcefbf7c878fc2238db3</meta:generator>
    <meta:document-statistic meta:table-count="8" meta:image-count="0" meta:object-count="0" meta:page-count="11" meta:paragraph-count="91" meta:word-count="2130" meta:character-count="11711" meta:non-whitespace-character-count="9606"/>
  </office:meta>
</office:document-meta>
</file>